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7429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4.2591in"/>
    </style:style>
    <style:style style:name="co5" style:family="table-column">
      <style:table-column-properties fo:break-before="auto" style:column-width="1.6362in"/>
    </style:style>
    <style:style style:name="co6" style:family="table-column">
      <style:table-column-properties fo:break-before="auto" style:column-width="4.6189in"/>
    </style:style>
    <style:style style:name="co7" style:family="table-column">
      <style:table-column-properties fo:break-before="auto" style:column-width="2.652in"/>
    </style:style>
    <style:style style:name="co8" style:family="table-column">
      <style:table-column-properties fo:break-before="auto" style:column-width="1.0366in"/>
    </style:style>
    <style:style style:name="co9" style:family="table-column">
      <style:table-column-properties fo:break-before="auto" style:column-width="1.1709in"/>
    </style:style>
    <style:style style:name="co10" style:family="table-column">
      <style:table-column-properties fo:break-before="auto" style:column-width="1.1429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437in"/>
    </style:style>
    <style:style style:name="co14" style:family="table-column">
      <style:table-column-properties fo:break-before="auto" style:column-width="1.249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border="0.0008in solid 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="0.0008in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WORM Subject Planner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Camba, Jannieca P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mingo, Patrick Leiniel H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imenez, Joni Marie E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text:span text:style-name="T1">st</text:span> Sem AY 2014-2015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</table:table-row>
        <table:table-row table:style-name="ro1">
          <table:table-cell table:style-name="ce3" office:value-type="date" office:date-value="2015-01-22" calcext:value-type="date">
            <text:p>01/22/15</text:p>
          </table:table-cell>
          <table:table-cell table:style-name="ce4" office:value-type="string" calcext:value-type="string">
            <text:p>Camba, Jannieca P.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itial document</text:p>
          </table:table-cell>
        </table:table-row>
        <table:table-row table:style-name="ro1">
          <table:table-cell table:style-name="ce4"/>
          <table:table-cell office:value-type="string" calcext:value-type="string">
            <text:p>Domingo, Patrick Leiniel H.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office:value-type="string" calcext:value-type="string">
            <text:p>Jimenez, Joni Marie E.</text:p>
          </table:table-cell>
          <table:table-cell table:style-name="ce4" table:number-columns-repeated="2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ce4" table:number-columns-repeated="4"/>
        </table:table-row>
      </table:table>
      <table:table table:name="Requirement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6" table:number-columns-repeated="4"/>
          <table:table-cell table:style-name="ce8" office:value-type="string" table:number-columns-spanned="4" table:number-rows-spanned="1">
            <text:p>Requirements Phase</text:p>
          </table:table-cell>
          <table:covered-table-cell table:number-columns-repeated="3"/>
          <table:table-cell table:style-name="ce8" office:value-type="string" table:number-columns-spanned="3" table:number-rows-spanned="1">
            <text:p>Design Phase</text:p>
          </table:table-cell>
          <table:covered-table-cell table:number-columns-repeated="2"/>
        </table:table-row>
        <table:table-row table:style-name="ro2">
          <table:table-cell table:style-name="ce6" office:value-type="string">
            <text:p>RTM ID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Scenarios</text:p>
          </table:table-cell>
          <table:table-cell table:style-name="ce6" office:value-type="string">
            <text:p>Priority Status</text:p>
          </table:table-cell>
          <table:table-cell table:style-name="ce1" office:value-type="string">
            <text:p>Has Prototype?</text:p>
          </table:table-cell>
          <table:table-cell table:style-name="ce1" office:value-type="string">
            <text:p>Boundary Class</text:p>
          </table:table-cell>
          <table:table-cell table:style-name="ce1" office:value-type="string">
            <text:p>Control Class</text:p>
          </table:table-cell>
          <table:table-cell table:style-name="ce1" office:value-type="string">
            <text:p>Entity Class</text:p>
          </table:table-cell>
          <table:table-cell table:style-name="ce6" office:value-type="string">
            <text:p>UI Design</text:p>
          </table:table-cell>
          <table:table-cell table:style-name="ce6" office:value-type="string">
            <text:p>Controller Design</text:p>
          </table:table-cell>
          <table:table-cell table:style-name="ce6" office:value-type="string">
            <text:p>Data Design</text:p>
          </table:table-cell>
        </table:table-row>
        <table:table-row table:style-name="ro2">
          <table:table-cell table:style-name="ce6" table:number-columns-repeated="4"/>
          <table:table-cell table:style-name="ce1" table:number-columns-repeated="4"/>
          <table:table-cell table:style-name="ce6" table:number-columns-repeated="3"/>
        </table:table-row>
        <table:table-row table:style-name="ro2">
          <table:table-cell table:style-name="ce7" office:value-type="string">
            <text:p>Calendar-related</text:p>
          </table:table-cell>
          <table:table-cell table:number-columns-repeated="10"/>
        </table:table-row>
        <table:table-row table:style-name="ro2">
          <table:table-cell office:value-type="string">
            <text:p>Calendar Use Case 1.1</text:p>
          </table:table-cell>
          <table:table-cell office:value-type="string">
            <text:p>View month activitie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Calendar Use Case 1.2</text:p>
          </table:table-cell>
          <table:table-cell office:value-type="string">
            <text:p>View day activitie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Calendar Use Case 2.0</text:p>
          </table:table-cell>
          <table:table-cell office:value-type="string">
            <text:p>View individual activity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Calendar Use Case 3.1</text:p>
          </table:table-cell>
          <table:table-cell office:value-type="string">
            <text:p>Add new activity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add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3: Adding existing activity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Calendar Use Case 3.2</text:p>
          </table:table-cell>
          <table:table-cell office:value-type="string">
            <text:p>Edit existing activity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Calendar Use Case 3.3</text:p>
          </table:table-cell>
          <table:table-cell office:value-type="string">
            <text:p>Delete existing activity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7" office:value-type="string">
            <text:p>Interface Customization</text:p>
          </table:table-cell>
          <table:table-cell table:number-columns-repeated="10"/>
        </table:table-row>
        <table:table-row table:style-name="ro2">
          <table:table-cell office:value-type="string">
            <text:p>Interface Use Case 1.1</text:p>
          </table:table-cell>
          <table:table-cell office:value-type="string">
            <text:p>Choose from themes</text:p>
          </table:table-cell>
          <table:table-cell office:value-type="string">
            <text:p>S1: Successful selection</text:p>
          </table:table-cell>
          <table:table-cell office:value-type="string">
            <text:p>Nice to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change them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7" office:value-type="string">
            <text:p>Subject-related</text:p>
          </table:table-cell>
          <table:table-cell table:number-columns-repeated="10"/>
        </table:table-row>
        <table:table-row table:style-name="ro2">
          <table:table-cell office:value-type="string">
            <text:p>Subject Use Case 1.0</text:p>
          </table:table-cell>
          <table:table-cell office:value-type="string">
            <text:p>Create subject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Empty titl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3: Subject title already exists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Subject Use Case 1.1</text:p>
          </table:table-cell>
          <table:table-cell office:value-type="string">
            <text:p>View subject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6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Subject Use Case 2.0</text:p>
          </table:table-cell>
          <table:table-cell office:value-type="string">
            <text:p>Edit subject title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3: Changed to an empty titl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4: Changed to an existing titl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Subject Use Case 3.0</text:p>
          </table:table-cell>
          <table:table-cell office:value-type="string">
            <text:p>Delete subject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celed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3: Cannot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Subject Use Case 4.0</text:p>
          </table:table-cell>
          <table:table-cell office:value-type="string">
            <text:p>Arrange subject title</text:p>
          </table:table-cell>
          <table:table-cell office:value-type="string">
            <text:p>S1: Successful arrang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Subject Use Case 4.1</text:p>
          </table:table-cell>
          <table:table-cell office:value-type="string">
            <text:p>Find subject</text:p>
          </table:table-cell>
          <table:table-cell office:value-type="string">
            <text:p>S1: Successful find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found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Subject Use Case 4.2</text:p>
          </table:table-cell>
          <table:table-cell office:value-type="string">
            <text:p>Find notes within the subject</text:p>
          </table:table-cell>
          <table:table-cell office:value-type="string">
            <text:p>S1: Successful find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found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7" office:value-type="string">
            <text:p>Notes-related</text:p>
          </table:table-cell>
          <table:table-cell table:number-columns-repeated="10"/>
        </table:table-row>
        <table:table-row table:style-name="ro2">
          <table:table-cell office:value-type="string">
            <text:p><text:s/>Notes Use Case 1.0</text:p>
          </table:table-cell>
          <table:table-cell office:value-type="string">
            <text:p>Create notes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5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Empty titl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3: Note title already titl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Notes Use Case 1.1</text:p>
          </table:table-cell>
          <table:table-cell office:value-type="string">
            <text:p>View note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4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Notes Use Case 2.0</text:p>
          </table:table-cell>
          <table:table-cell office:value-type="string">
            <text:p>Edit note title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hanged to an empty titl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3: Changed to an existing titl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office:value-type="string">
            <text:p>Notes Use Case 2.1</text:p>
          </table:table-cell>
          <table:table-cell office:value-type="string">
            <text:p>Edit note content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Notes Use Case 3.0</text:p>
          </table:table-cell>
          <table:table-cell office:value-type="string">
            <text:p>Delete notes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celed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3: Cannot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Notes Use Case 4.0</text:p>
          </table:table-cell>
          <table:table-cell office:value-type="string">
            <text:p>Arrange notes</text:p>
          </table:table-cell>
          <table:table-cell office:value-type="string">
            <text:p>S1: Successful arrang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>
            <text:p>Notes Use Case 5.0</text:p>
          </table:table-cell>
          <table:table-cell office:value-type="string">
            <text:p>Move notes</text:p>
          </table:table-cell>
          <table:table-cell office:value-type="string">
            <text:p>S1: Successful mov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mov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Notes Use Case 5.1</text:p>
          </table:table-cell>
          <table:table-cell office:value-type="string">
            <text:p>Copy notes</text:p>
          </table:table-cell>
          <table:table-cell office:value-type="string">
            <text:p>S1: Successful cop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cop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Notes Use Case 5.2</text:p>
          </table:table-cell>
          <table:table-cell office:value-type="string">
            <text:p>Paste notes</text:p>
          </table:table-cell>
          <table:table-cell office:value-type="string">
            <text:p>S1: Successful pas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pas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Notes Use Case 5.3</text:p>
          </table:table-cell>
          <table:table-cell office:value-type="string">
            <text:p>Find words within the note</text:p>
          </table:table-cell>
          <table:table-cell office:value-type="string">
            <text:p>S1: Successful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11"/>
        </table:table-row>
        <table:table-row table:style-name="ro3">
          <table:table-cell table:style-name="ce7" office:value-type="string">
            <text:p>Taks-related</text:p>
          </table:table-cell>
          <table:table-cell table:number-columns-repeated="10"/>
        </table:table-row>
        <table:table-row table:style-name="ro2">
          <table:table-cell office:value-type="string">
            <text:p>Task Use Case 1.0</text:p>
          </table:table-cell>
          <table:table-cell office:value-type="string">
            <text:p>Search Task</text:p>
          </table:table-cell>
          <table:table-cell office:value-type="string">
            <text:p>S1: Successful search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find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Task Use Case 2.0</text:p>
          </table:table-cell>
          <table:table-cell office:value-type="string">
            <text:p>View Task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Task Use Case 2.1</text:p>
          </table:table-cell>
          <table:table-cell office:value-type="string">
            <text:p>Arrange Task</text:p>
          </table:table-cell>
          <table:table-cell office:value-type="string">
            <text:p>S1: Successful arrang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arrang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Task Use Case 3.0</text:p>
          </table:table-cell>
          <table:table-cell office:value-type="string">
            <text:p>Manage Task</text:p>
          </table:table-cell>
          <table:table-cell table:number-columns-repeated="9"/>
        </table:table-row>
        <table:table-row table:style-name="ro2">
          <table:table-cell office:value-type="string">
            <text:p>Task Use Case 3.1</text:p>
          </table:table-cell>
          <table:table-cell office:value-type="string">
            <text:p>Create Task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add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Task Use Case 3.2</text:p>
          </table:table-cell>
          <table:table-cell office:value-type="string">
            <text:p>Delete Task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office:value-type="string">
            <text:p>Task Use Case 3.3</text:p>
          </table:table-cell>
          <table:table-cell office:value-type="string">
            <text:p>Edit Task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1/27/2015</text:date>, <text:time>22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5-01-27T22:07:17.72</dc:date>
    <meta:editing-duration>PT3H52S</meta:editing-duration>
    <meta:editing-cycles>61</meta:editing-cycles>
    <meta:generator>OpenOffice.org/3.4.1$Win32 OpenOffice.org_project/341m1$Build-9593</meta:generator>
    <meta:document-statistic meta:table-count="2" meta:cell-count="719" meta:object-count="0"/>
  </office:meta>
</office:document-meta>
</file>